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fo:font-weight="bold" style:font-weight-asian="bold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color="#55308d" loext:opacity="100%"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color="#55308d" loext:opacity="100%" fo:font-weight="bold" fo:background-color="transparent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cccccc" loext:opacity="100%" style:font-name="Droid Sans Mono" fo:font-size="10.5pt" fo:font-weight="bold" officeooo:paragraph-rsid="00187c2d" fo:background-color="transparent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color="#cccccc" loext:opacity="100%" fo:font-weight="bold" style:font-weight-asian="bold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style:use-window-font-color="true" loext:opacity="0%" fo:font-weight="bold" fo:background-color="transparent" style:font-weight-asian="bold" style:font-weight-complex="bold"/>
    </style:style>
    <style:style style:name="P9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bold" fo:background-color="transparent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bold" officeooo:rsid="001f38be" fo:background-color="transparent" style:font-weight-asian="bold" style:font-weight-complex="bold"/>
    </style:style>
    <style:style style:name="P11" style:family="paragraph" style:parent-style-name="Standard" style:list-style-name="L1">
      <style:paragraph-properties fo:margin-top="0cm" fo:margin-bottom="0cm" style:contextual-spacing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12" style:family="paragraph" style:parent-style-name="Standard" style:list-style-name="L1">
      <style:paragraph-properties fo:margin-top="0cm" fo:margin-bottom="0cm" style:contextual-spacing="false"/>
      <style:text-properties fo:color="#cccccc" loext:opacity="100%" style:font-name="Droid Sans Mono" fo:font-size="10.5pt" fo:font-weight="bold" officeooo:paragraph-rsid="0018e703" fo:background-color="transparent" style:font-weight-asian="bold" style:font-weight-complex="bold"/>
    </style:style>
    <style:style style:name="P13" style:family="paragraph" style:parent-style-name="Standard" style:list-style-name="L1">
      <style:paragraph-properties style:line-height-at-least="0.503cm"/>
      <style:text-properties fo:color="#cccccc" loext:opacity="100%" style:font-name="Droid Sans Mono" fo:font-size="10.5pt" fo:font-weight="bold" officeooo:paragraph-rsid="0018e703" fo:background-color="transparent" style:font-weight-asian="bold" style:font-weight-complex="bold"/>
    </style:style>
    <style:style style:name="P14" style:family="paragraph" style:parent-style-name="Standard">
      <style:paragraph-properties style:line-height-at-least="0.503cm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15" style:family="paragraph" style:parent-style-name="Standard" style:list-style-name="L1">
      <style:paragraph-properties fo:margin-top="0cm" fo:margin-bottom="0cm" style:contextual-spacing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16" style:family="paragraph" style:parent-style-name="Standard" style:list-style-name="L1">
      <style:paragraph-properties fo:margin-top="0cm" fo:margin-bottom="0cm" style:contextual-spacing="false"/>
      <style:text-properties fo:color="#cccccc" loext:opacity="100%" style:font-name="Droid Sans Mono" fo:font-size="10.5pt" fo:font-weight="bold" officeooo:paragraph-rsid="001bf26c" fo:background-color="transparent"/>
    </style:style>
    <style:style style:name="P1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8" style:family="paragraph" style:parent-style-name="Standard" style:list-style-name="L1">
      <style:paragraph-properties fo:margin-top="0cm" fo:margin-bottom="0cm" style:contextual-spacing="false"/>
      <style:text-properties fo:color="#cccccc" loext:opacity="100%" style:font-name="Droid Sans Mono" fo:font-size="10.5pt" fo:font-weight="normal" fo:background-color="#1f1f1f" style:font-weight-asian="bold" style:font-weight-complex="bold"/>
    </style:style>
    <style:style style:name="P19" style:family="paragraph" style:parent-style-name="Standard" style:list-style-name="L1">
      <style:paragraph-properties style:line-height-at-least="0.503cm"/>
      <style:text-properties fo:color="#cccccc" loext:opacity="100%" fo:font-weight="bold" officeooo:paragraph-rsid="0018e703" style:font-weight-asian="bold" style:font-weight-complex="bold"/>
    </style:style>
    <style:style style:name="P20" style:family="paragraph" style:parent-style-name="Standard" style:list-style-name="L1">
      <style:paragraph-properties fo:margin-top="0cm" fo:margin-bottom="0cm" style:contextual-spacing="false" style:line-height-at-least="0.503cm"/>
      <style:text-properties fo:color="#55308d" loext:opacity="100%" fo:font-weight="bold" officeooo:paragraph-rsid="0018e703" style:font-weight-asian="bold" style:font-weight-complex="bold"/>
    </style:style>
    <style:style style:name="P21" style:family="paragraph" style:parent-style-name="Standard" style:list-style-name="L1">
      <style:paragraph-properties fo:margin-top="0cm" fo:margin-bottom="0cm" style:contextual-spacing="false"/>
      <style:text-properties fo:color="#55308d" loext:opacity="100%" fo:font-weight="bold" style:font-weight-asian="bold" style:font-weight-complex="bold"/>
    </style:style>
    <style:style style:name="P22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bold" fo:background-color="transparent" style:font-weight-asian="bold" style:font-weight-complex="bold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fo:color="#55308d" loext:opacity="100%" fo:font-weight="bold" style:font-weight-asian="bold" style:font-weight-complex="bold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fo:color="#55308d" loext:opacity="100%" fo:font-weight="bold" officeooo:paragraph-rsid="0014cfb2" style:font-weight-asian="bold" style:font-weight-complex="bold"/>
    </style:style>
    <style:style style:name="P25" style:family="paragraph" style:parent-style-name="Text_20_body" style:list-style-name="L1">
      <style:text-properties fo:color="#55308d" loext:opacity="100%" fo:font-weight="bold" style:font-weight-asian="bold" style:font-weight-complex="bold"/>
    </style:style>
    <style:style style:name="P26" style:family="paragraph" style:parent-style-name="Text_20_body" style:list-style-name="L1">
      <style:paragraph-properties fo:margin-top="0cm" fo:margin-bottom="0cm" style:contextual-spacing="false"/>
      <style:text-properties fo:color="#55308d" loext:opacity="100%" fo:font-weight="bold" fo:background-color="transparent" style:font-weight-asian="bold" style:font-weight-complex="bold"/>
    </style:style>
    <style:style style:name="P27" style:family="paragraph" style:parent-style-name="Text_20_body">
      <style:paragraph-properties fo:margin-top="0cm" fo:margin-bottom="0cm" style:contextual-spacing="false"/>
      <style:text-properties fo:color="#55308d" loext:opacity="100%" fo:font-weight="bold" fo:background-color="transparent" style:font-weight-asian="bold" style:font-weight-complex="bold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Droid Sans Mono" fo:font-size="10.5pt"/>
    </style:style>
    <style:style style:name="T3" style:family="text">
      <style:text-properties fo:color="#569cd6" loext:opacity="100%" style:font-name="Droid Sans Mono" fo:font-size="10.5pt" fo:background-color="transparent" loext:char-shading-value="0"/>
    </style:style>
    <style:style style:name="T4" style:family="text">
      <style:text-properties fo:color="#569cd6" loext:opacity="100%" style:font-name="Droid Sans Mono" fo:font-size="10.5pt" fo:font-weight="normal"/>
    </style:style>
    <style:style style:name="T5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6" style:family="text">
      <style:text-properties fo:color="#569cd6" loext:opacity="100%" style:font-weight-asian="bold" style:font-weight-complex="bold"/>
    </style:style>
    <style:style style:name="T7" style:family="text">
      <style:text-properties fo:color="#569cd6" loext:opacity="100%" officeooo:rsid="001d673c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Droid Sans Mono" fo:font-size="10.5pt"/>
    </style:style>
    <style:style style:name="T10" style:family="text">
      <style:text-properties fo:color="#ce9178" loext:opacity="100%" style:font-name="Droid Sans Mono" fo:font-size="10.5pt" officeooo:rsid="001666ae"/>
    </style:style>
    <style:style style:name="T11" style:family="text">
      <style:text-properties fo:color="#ce9178" loext:opacity="100%" style:font-weight-asian="bold" style:font-weight-complex="bold"/>
    </style:style>
    <style:style style:name="T12" style:family="text">
      <style:text-properties fo:color="#ce9178" loext:opacity="100%" officeooo:rsid="0021b8dc" style:font-weight-asian="bold" style:font-weight-complex="bold"/>
    </style:style>
    <style:style style:name="T13" style:family="text">
      <style:text-properties fo:color="#ce9178" loext:opacity="100%" officeooo:rsid="0021b8dc"/>
    </style:style>
    <style:style style:name="T14" style:family="text">
      <style:text-properties style:use-window-font-color="true" loext:opacity="0%"/>
    </style:style>
    <style:style style:name="T15" style:family="text">
      <style:text-properties style:use-window-font-color="true" loext:opacity="0%" style:font-name="Droid Sans Mono" fo:font-size="10.5pt"/>
    </style:style>
    <style:style style:name="T16" style:family="text">
      <style:text-properties style:use-window-font-color="true" loext:opacity="0%" style:font-name="Droid Sans Mono" fo:font-size="10.5pt" fo:background-color="transparent" loext:char-shading-value="0"/>
    </style:style>
    <style:style style:name="T17" style:family="text">
      <style:text-properties style:use-window-font-color="true" loext:opacity="0%" style:font-name="Droid Sans Mono" fo:font-size="10.5pt" officeooo:rsid="0018e703" fo:background-color="transparent" loext:char-shading-value="0"/>
    </style:style>
    <style:style style:name="T18" style:family="text">
      <style:text-properties style:use-window-font-color="true" loext:opacity="0%" officeooo:rsid="00187c2d"/>
    </style:style>
    <style:style style:name="T19" style:family="text">
      <style:text-properties style:use-window-font-color="true" loext:opacity="0%" style:font-weight-asian="bold" style:font-weight-complex="bold"/>
    </style:style>
    <style:style style:name="T20" style:family="text">
      <style:text-properties style:use-window-font-color="true" loext:opacity="0%" officeooo:rsid="0020af6b"/>
    </style:style>
    <style:style style:name="T21" style:family="text">
      <style:text-properties style:use-window-font-color="true" loext:opacity="0%" officeooo:rsid="0021b8dc"/>
    </style:style>
    <style:style style:name="T22" style:family="text">
      <style:text-properties style:use-window-font-color="true" loext:opacity="0%" officeooo:rsid="00269082"/>
    </style:style>
    <style:style style:name="T23" style:family="text">
      <style:text-properties fo:color="#d4d4d4" loext:opacity="100%"/>
    </style:style>
    <style:style style:name="T24" style:family="text">
      <style:text-properties fo:color="#cccccc" loext:opacity="100%" style:font-name="Droid Sans Mono" fo:font-size="10.5pt"/>
    </style:style>
    <style:style style:name="T25" style:family="text">
      <style:text-properties fo:color="#cccccc" loext:opacity="100%" style:font-name="Droid Sans Mono" fo:font-size="10.5pt" fo:font-weight="normal"/>
    </style:style>
    <style:style style:name="T26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27" style:family="text">
      <style:text-properties style:font-weight-asian="bold" style:font-weight-complex="bold"/>
    </style:style>
    <style:style style:name="T28" style:family="text">
      <style:text-properties fo:color="#dcdcaa" loext:opacity="100%"/>
    </style:style>
    <style:style style:name="T29" style:family="text">
      <style:text-properties fo:color="#dcdcaa" loext:opacity="100%" style:font-name="Droid Sans Mono" fo:font-size="10.5pt"/>
    </style:style>
    <style:style style:name="T30" style:family="text">
      <style:text-properties fo:color="#dcdcaa" loext:opacity="100%" style:font-name="Droid Sans Mono" fo:font-size="10.5pt" fo:font-weight="normal"/>
    </style:style>
    <style:style style:name="T31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32" style:family="text">
      <style:text-properties fo:color="#dcdcaa" loext:opacity="100%" officeooo:rsid="00269082"/>
    </style:style>
    <style:style style:name="T33" style:family="text">
      <style:text-properties style:font-name="Droid Sans Mono" fo:font-size="10.5pt" fo:background-color="transparent" loext:char-shading-value="0"/>
    </style:style>
    <style:style style:name="T34" style:family="text">
      <style:text-properties fo:color="#ff4000" loext:opacity="100%"/>
    </style:style>
    <style:style style:name="T35" style:family="text">
      <style:text-properties fo:color="#ff4000" loext:opacity="100%" style:font-name="Droid Sans Mono" fo:font-size="10.5pt"/>
    </style:style>
    <style:style style:name="T36" style:family="text">
      <style:text-properties fo:color="#ff4000" loext:opacity="100%" officeooo:rsid="00269082"/>
    </style:style>
    <style:style style:name="T37" style:family="text">
      <style:text-properties fo:color="#ff0000" loext:opacity="100%"/>
    </style:style>
    <style:style style:name="T38" style:family="text">
      <style:text-properties fo:color="#c9211e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90186509" text:style-name="L1">
        <text:list-item>
          <text:p text:style-name="P23">Rechercher le prénom des employés et le numéro de la région de leur département. </text:p>
        </text:list-item>
      </text:list>
      <text:p text:style-name="P5"><text:span text:style-name="T14"><text:tab/></text:span><text:span text:style-name="T1">SELECT</text:span> <text:span text:style-name="T14">employe.prenom , dept.noregion </text:span><text:span text:style-name="T1">AS</text:span> <text:span text:style-name="T8">"Numéro de région"</text:span></text:p>
      <text:p text:style-name="P5"><text:span text:style-name="T1"><text:tab/>FROM</text:span> <text:span text:style-name="T14">employe</text:span></text:p>
      <text:p text:style-name="P5"><text:span text:style-name="T1"><text:tab/>JOIN</text:span> <text:span text:style-name="T14">dept </text:span><text:span text:style-name="T1">ON</text:span> <text:span text:style-name="T14">dept.nodept = employe.nodep;</text:span></text:p>
      <text:list xml:id="list164557075928598" text:continue-numbering="true" text:style-name="L1">
        <text:list-header>
          <text:p text:style-name="P26"/>
        </text:list-header>
        <text:list-item>
          <text:p text:style-name="P23">Rechercher le numéro du département, le nom du département, le nom des employés classés par numéro de département (renommer les tables utilisées).</text:p>
          <text:p text:style-name="P11"><text:span text:style-name="T1">SELECT</text:span><text:span text:style-name="T14"> employe.nodep</text:span> <text:span text:style-name="T1">AS</text:span> <text:span text:style-name="T8">"Numéro de département"</text:span><text:span text:style-name="T14">, dept.nom </text:span><text:span text:style-name="T1">AS</text:span> <text:span text:style-name="T8">"Nom du département"</text:span> <text:span text:style-name="T14">, employe.nom</text:span> <text:span text:style-name="T1">AS</text:span> <text:span text:style-name="T8">"Nom de l'employé"</text:span></text:p>
        </text:list-item>
      </text:list>
      <text:p text:style-name="P5"><text:span text:style-name="T1"><text:tab/>FROM</text:span> <text:span text:style-name="T14">employe</text:span></text:p>
      <text:p text:style-name="P5"><text:span text:style-name="T1"><text:tab/>JOIN</text:span><text:span text:style-name="T14"> dept</text:span> <text:span text:style-name="T1">ON</text:span> <text:span text:style-name="T14">dept.nodept = employe.nodep;</text:span></text:p>
      <text:list xml:id="list164555589957138" text:continue-numbering="true" text:style-name="L1">
        <text:list-header>
          <text:p text:style-name="P26"/>
        </text:list-header>
        <text:list-item>
          <text:p text:style-name="P24">Rechercher le nom des employés du département Distribution.</text:p>
          <text:p text:style-name="P24"/>
        </text:list-item>
      </text:list>
      <text:p text:style-name="P4"><text:span text:style-name="T1"><text:tab/>SELECT</text:span><text:span text:style-name="T14"> employe.nom</text:span></text:p>
      <text:p text:style-name="P5"><text:span text:style-name="T1"><text:tab/>FROM</text:span> <text:span text:style-name="T14">employe</text:span></text:p>
      <text:p text:style-name="P5"><text:span text:style-name="T1"><text:tab/>JOIN</text:span><text:span text:style-name="T14"> dept </text:span><text:span text:style-name="T1">ON</text:span> <text:span text:style-name="T14">dept.nodept = employe.nodep</text:span></text:p>
      <text:p text:style-name="P5"><text:span text:style-name="T1"><text:tab/>WHERE</text:span> <text:span text:style-name="T14">dept.nom = </text:span><text:span text:style-name="T8">"Distribution"</text:span><text:span text:style-name="T14">;</text:span></text:p>
      <text:p text:style-name="P3"/>
      <text:list xml:id="list164556311902466" text:continue-numbering="true" text:style-name="L1">
        <text:list-item>
          <text:p text:style-name="P23">Rechercher le nom et le salaire des employés qui gagnent plus que leur patron, et le nom et le salaire de leur patron. </text:p>
        </text:list-item>
      </text:list>
      <text:p text:style-name="P3"><text:tab/><text:span text:style-name="T2">SELECT</text:span><text:span text:style-name="T24"> </text:span><text:span text:style-name="T15">employe.nom</text:span><text:span text:style-name="T24"> </text:span><text:span text:style-name="T2">as</text:span><text:span text:style-name="T24"> </text:span><text:span text:style-name="T9">"Nom de l'employé"</text:span><text:span text:style-name="T24">,</text:span><text:span text:style-name="T15"> employe.salaire</text:span><text:span text:style-name="T24"> </text:span><text:span text:style-name="T2">as</text:span><text:span text:style-name="T24"> </text:span><text:span text:style-name="T9">"Salaire <text:tab/>de l'employé"</text:span><text:span text:style-name="T15">, patron.nom </text:span><text:span text:style-name="T2">as</text:span><text:span text:style-name="T24"> </text:span><text:span text:style-name="T9">"Nom du supérieur"</text:span><text:span text:style-name="T15">, patron.salaire</text:span><text:span text:style-name="T24"> </text:span><text:span text:style-name="T2">as</text:span><text:span text:style-name="T24"> <text:tab/></text:span><text:span text:style-name="T9">"Salai</text:span><text:span text:style-name="T10">r</text:span><text:span text:style-name="T9">e du supérieur"</text:span></text:p>
      <text:p text:style-name="P5"><text:span text:style-name="T1"><text:tab/>FROM</text:span> <text:span text:style-name="T14">employe</text:span></text:p>
      <text:p text:style-name="P5"><text:span text:style-name="T1"><text:tab/>JOIN</text:span><text:span text:style-name="T14"> employe </text:span><text:span text:style-name="T1">AS</text:span> <text:span text:style-name="T14">patron </text:span><text:span text:style-name="T1">ON</text:span> <text:span text:style-name="T14">employe.nosup = patron.noemp</text:span> </text:p>
      <text:p text:style-name="P5"><text:span text:style-name="T1"><text:tab/>WHERE</text:span><text:span text:style-name="T14"> employe.salaire &gt; patron.salaire;</text:span></text:p>
      <text:p text:style-name="P3"/>
      <text:list xml:id="list164556685253777" text:continue-numbering="true" text:style-name="L1">
        <text:list-item>
          <text:p text:style-name="P23">Rechercher le nom et le titre des employés qui ont le même titre que Amartakaldire.</text:p>
          <text:p text:style-name="P11"><text:span text:style-name="T1">SELECT</text:span> <text:span text:style-name="T14">nom , titre </text:span></text:p>
        </text:list-item>
      </text:list>
      <text:p text:style-name="P5"><text:span text:style-name="T1"><text:tab/>FROM</text:span> <text:span text:style-name="T14">employe</text:span></text:p>
      <text:p text:style-name="P5"><text:span text:style-name="T1"><text:tab/>WHERE</text:span><text:span text:style-name="T14"> titre </text:span><text:span text:style-name="T1">IN</text:span> <text:span text:style-name="T14">(</text:span><text:span text:style-name="T1">SELECT</text:span> <text:span text:style-name="T14">titre</text:span> <text:span text:style-name="T1">FROM</text:span> <text:span text:style-name="T14">employe</text:span> <text:span text:style-name="T1">WHERE</text:span> <text:tab/><text:span text:style-name="T14">nom="Amartakaldire");</text:span></text:p>
      <text:list xml:id="list164555909571953" text:continue-numbering="true" text:style-name="L1">
        <text:list-header>
          <text:p text:style-name="P23"/>
        </text:list-header>
        <text:list-item>
          <text:p text:style-name="P23">Rechercher le nom, le salaire et le numéro de département des employés qui gagnent plus qu'un seul employé du département 31, classés par numéro de département et salaire.</text:p>
          <text:p text:style-name="P11"><text:span text:style-name="T1">SELECT</text:span><text:span text:style-name="T14"> nom , salaire , nodep </text:span><text:span text:style-name="T1">FROM</text:span> <text:span text:style-name="T14">employe</text:span></text:p>
        </text:list-item>
      </text:list>
      <text:p text:style-name="P6"><text:span text:style-name="T1"><text:tab/>WHERE</text:span> <text:span text:style-name="T14">salaire &gt; ANY (</text:span><text:span text:style-name="T1">SELECT</text:span><text:span text:style-name="T14"> salaire </text:span><text:span text:style-name="T1">FROM</text:span> <text:span text:style-name="T14">employe</text:span> <text:span text:style-name="T1">WHERE</text:span> <text:tab/><text:span text:style-name="T14">nodep=31) </text:span><text:span text:style-name="T1">ORDER</text:span> <text:span text:style-name="T1">BY</text:span><text:span text:style-name="T14"> nodep , salaire;</text:span></text:p>
      <text:list xml:id="list164556737947410" text:continue-numbering="true" text:style-name="L1">
        <text:list-header>
          <text:p text:style-name="P23"/>
        </text:list-header>
        <text:list-item>
          <text:p text:style-name="P23">Rechercher le nom, le salaire et le numéro de département des employés qui gagnent plus que tous les employés du département 31, classés par numéro de département et salaire.</text:p>
        </text:list-item>
      </text:list>
      <text:p text:style-name="P4"><text:span text:style-name="T1"><text:tab/>SELECT</text:span> <text:span text:style-name="T14">nom , salaire , nodep</text:span> <text:span text:style-name="T1">FROM</text:span> <text:span text:style-name="T14">employe</text:span></text:p>
      <text:p text:style-name="P5"><text:span text:style-name="T1"><text:tab/>WHERE</text:span><text:span text:style-name="T14"> salaire &gt;</text:span> <text:span text:style-name="T1">ALL</text:span> <text:span text:style-name="T18">(</text:span><text:span text:style-name="T1">SELECT</text:span><text:span text:style-name="T14"> salaire </text:span><text:span text:style-name="T1">FROM</text:span><text:span text:style-name="T14"> employe </text:span><text:span text:style-name="T1">WHERE</text:span> <text:tab/><text:span text:style-name="T14">nodep=31) </text:span><text:span text:style-name="T1">ORDER</text:span> <text:span text:style-name="T1">BY</text:span><text:span text:style-name="T14"> nodep , salaire;</text:span></text:p>
      <text:p text:style-name="P8"/>
      <text:list xml:id="list164557012793280" text:continue-numbering="true" text:style-name="L1">
        <text:list-item>
          <text:p text:style-name="P23"><text:soft-page-break/>Rechercher le nom et le titre des employés du service 31 qui ont un titre que l'on trouve dans le département 32.</text:p>
          <text:p text:style-name="P11"><text:span text:style-name="T1">SELECT</text:span><text:span text:style-name="T14"> nom , titre</text:span></text:p>
        </text:list-item>
      </text:list>
      <text:p text:style-name="P5"><text:span text:style-name="T1"><text:tab/>FROM</text:span> <text:span text:style-name="T14">employe</text:span></text:p>
      <text:p text:style-name="P7"><text:span text:style-name="T3"><text:tab/>WHERE</text:span><text:span text:style-name="T16"> nodep = 31</text:span><text:span text:style-name="T33"> </text:span><text:span text:style-name="T3">AND</text:span><text:span text:style-name="T16"> titre =ANY(</text:span><text:span text:style-name="T3">SELECT</text:span><text:span text:style-name="T33"> </text:span><text:span text:style-name="T16">titre </text:span><text:span text:style-name="T3">FROM</text:span><text:span text:style-name="T33"> </text:span><text:span text:style-name="T16">employe</text:span><text:span text:style-name="T33"> </text:span><text:span text:style-name="T3">WHERE</text:span><text:span text:style-name="T33"> <text:tab/></text:span><text:span text:style-name="T16">nodep=3</text:span><text:span text:style-name="T17">2</text:span><text:span text:style-name="T16">);</text:span></text:p>
      <text:p text:style-name="P9"/>
      <text:list xml:id="list164557648777103" text:continue-numbering="true" text:style-name="L1">
        <text:list-item>
          <text:p text:style-name="P23">Rechercher le nom et le titre des employés du service 31 qui ont un titre l'on ne trouve pas dans le département 32.</text:p>
          <text:p text:style-name="P12"><text:span text:style-name="T1">SELECT</text:span><text:span text:style-name="T14"> nom , titre</text:span></text:p>
          <text:p text:style-name="P13"><text:span text:style-name="T1">FROM</text:span> <text:span text:style-name="T14">employe</text:span></text:p>
          <text:p text:style-name="P19"><text:span text:style-name="T3">WHERE</text:span><text:span text:style-name="T16"> nodep = 31</text:span><text:span text:style-name="T33"> </text:span><text:span text:style-name="T3">AND</text:span><text:span text:style-name="T16"> titre </text:span><text:span text:style-name="T17">NOT IN</text:span><text:span text:style-name="T16">(</text:span><text:span text:style-name="T3">SELECT</text:span><text:span text:style-name="T33"> </text:span><text:span text:style-name="T16">titre </text:span><text:span text:style-name="T3">FROM</text:span><text:span text:style-name="T33"> </text:span><text:span text:style-name="T16">employe</text:span><text:span text:style-name="T33"> </text:span><text:span text:style-name="T3">WHERE</text:span><text:span text:style-name="T33"> </text:span><text:span text:style-name="T16">nodep=3</text:span><text:span text:style-name="T17">2</text:span><text:span text:style-name="T16">);</text:span></text:p>
          <text:p text:style-name="P20"/>
        </text:list-item>
        <text:list-item>
          <text:p text:style-name="P23">Rechercher le nom, le titre et le salaire des employés qui ont le même titre et le même salaire que Fairant.</text:p>
          <text:p text:style-name="P11"><text:span text:style-name="T1">SELECT</text:span><text:span text:style-name="T14"> nom , titre , salaire</text:span></text:p>
        </text:list-item>
      </text:list>
      <text:p text:style-name="P5"><text:span text:style-name="T1"><text:tab/>FROM</text:span> <text:span text:style-name="T14">employe</text:span></text:p>
      <text:p text:style-name="P5"><text:span text:style-name="T1"><text:tab/>WHERE</text:span> <text:span text:style-name="T14">titre = (</text:span><text:span text:style-name="T1">SELECT</text:span> <text:span text:style-name="T14">titre</text:span> <text:span text:style-name="T1">FROM</text:span> <text:span text:style-name="T14">employe</text:span> <text:span text:style-name="T1">WHERE</text:span> <text:span text:style-name="T14">nom=</text:span><text:span text:style-name="T8">"Fairent"</text:span><text:span text:style-name="T14">)</text:span> <text:span text:style-name="T1">AND</text:span> <text:tab/><text:span text:style-name="T14">salaire=(</text:span><text:span text:style-name="T1">SELECT</text:span> <text:span text:style-name="T14">salaire</text:span> <text:span text:style-name="T1">FROM</text:span> <text:span text:style-name="T14">employe</text:span> <text:span text:style-name="T1">WHERE</text:span> <text:span text:style-name="T14">nom=</text:span><text:span text:style-name="T8">"Fairent"</text:span><text:span text:style-name="T14">);</text:span></text:p>
      <text:list xml:id="list164556476544305" text:continue-numbering="true" text:style-name="L1">
        <text:list-header>
          <text:p text:style-name="P23"/>
        </text:list-header>
        <text:list-item>
          <text:p text:style-name="P23">Rechercher le numéro de département, le nom du département, le nom des employés, en affichant aussi les départements dans lesquels il n'y a personne, classés par numéro de département.</text:p>
          <text:p text:style-name="P16"><text:span text:style-name="T6">SELECT</text:span><text:span text:style-name="T19"> nodept </text:span><text:span text:style-name="T6">AS</text:span><text:span text:style-name="T27"> </text:span><text:span text:style-name="T11">"Numéro de d</text:span><text:span text:style-name="T12">é</text:span><text:span text:style-name="T11">partement" </text:span><text:span text:style-name="T19">, dept.nom </text:span><text:span text:style-name="T6">AS</text:span><text:span text:style-name="T27"> </text:span><text:span text:style-name="T11">"Nom du département" </text:span><text:span text:style-name="T19">, employe.nom </text:span><text:span text:style-name="T6">AS</text:span><text:span text:style-name="T27"> </text:span><text:span text:style-name="T11">"Nom de l'employé"</text:span></text:p>
        </text:list-item>
      </text:list>
      <text:p text:style-name="P5"><text:span text:style-name="T1"><text:tab/>FROM</text:span> <text:span text:style-name="T14">dept</text:span></text:p>
      <text:p text:style-name="P5"><text:span text:style-name="T1"><text:tab/>LEFT</text:span> <text:span text:style-name="T1">JOIN</text:span><text:span text:style-name="T14"> employe </text:span><text:span text:style-name="T1">ON</text:span> <text:span text:style-name="T14">dept.nodept = employe.nodep</text:span></text:p>
      <text:p text:style-name="P5"><text:span text:style-name="T1"><text:tab/>ORDER</text:span> <text:span text:style-name="T1">BY</text:span> <text:span text:style-name="T14">dept.nodept;</text:span></text:p>
      <text:list xml:id="list164556474018408" text:continue-numbering="true" text:style-name="L1">
        <text:list-header>
          <text:p text:style-name="P23"/>
        </text:list-header>
        <text:list-item>
          <text:p text:style-name="P23">Calculer le nombre d'employés de chaque titre.</text:p>
          <text:p text:style-name="P11"><text:span text:style-name="T1">SELECT</text:span> <text:span text:style-name="T14">titre ,</text:span><text:span text:style-name="T34"> COUNT</text:span><text:span text:style-name="T14">(noemp)</text:span></text:p>
        </text:list-item>
      </text:list>
      <text:p text:style-name="P5"><text:span text:style-name="T7"><text:tab/></text:span><text:span text:style-name="T1">FROM</text:span> <text:span text:style-name="T14">employe</text:span></text:p>
      <text:p text:style-name="P7"><text:span text:style-name="T3"><text:tab/>GROUP</text:span><text:span text:style-name="T33"> </text:span><text:span text:style-name="T3">BY</text:span><text:span text:style-name="T16"> titre;</text:span></text:p>
      <text:p text:style-name="P10"/>
      <text:list xml:id="list164556198561137" text:continue-numbering="true" text:style-name="L1">
        <text:list-item>
          <text:p text:style-name="P23">Calculer la moyenne des salaires et leur somme, par région.</text:p>
          <text:p text:style-name="P11"><text:span text:style-name="T1">SELECT</text:span> <text:span text:style-name="T14">dept.noregion </text:span><text:span text:style-name="T1">AS</text:span> <text:span text:style-name="T8">"Numéro de la r</text:span><text:span text:style-name="T13">é</text:span><text:span text:style-name="T8">gion"</text:span>, <text:span text:style-name="T34">AVG</text:span> <text:span text:style-name="T14">(employe.salaire) </text:span><text:span text:style-name="T1">as</text:span> <text:span text:style-name="T8">"Moyenne des salaires"</text:span>,<text:span text:style-name="T37"> </text:span><text:span text:style-name="T34">SUM</text:span><text:span text:style-name="T14">(employe.salaire)</text:span> <text:span text:style-name="T1">AS</text:span> <text:span text:style-name="T8">"Somme des salaires"</text:span></text:p>
        </text:list-item>
      </text:list>
      <text:p text:style-name="P5"><text:span text:style-name="T1"><text:tab/>FROM</text:span> <text:span text:style-name="T14">employe</text:span></text:p>
      <text:p text:style-name="P5"><text:span text:style-name="T1"><text:tab/>JOIN</text:span><text:span text:style-name="T14"> </text:span><text:span text:style-name="T20">dep</text:span><text:span text:style-name="T14">t</text:span> <text:span text:style-name="T1">ON</text:span> <text:span text:style-name="T14">employe.nodep = dept.nodept</text:span></text:p>
      <text:p text:style-name="P5"><text:span text:style-name="T1"><text:tab/>GROUP</text:span> <text:span text:style-name="T1">BY</text:span><text:span text:style-name="T14"> dept.noregion ;</text:span></text:p>
      <text:list xml:id="list164556701194783" text:continue-numbering="true" text:style-name="L1">
        <text:list-header>
          <text:p text:style-name="P23"/>
        </text:list-header>
        <text:list-item>
          <text:p text:style-name="P23">Afficher les numéros des départements ayant au moins 3 employés.</text:p>
          <text:p text:style-name="P11"><text:span text:style-name="T1">SELECT</text:span><text:span text:style-name="T14"> nodep</text:span></text:p>
        </text:list-item>
      </text:list>
      <text:p text:style-name="P5"><text:span text:style-name="T1"><text:tab/>FROM</text:span> <text:span text:style-name="T14">employe</text:span></text:p>
      <text:p text:style-name="P5"><text:span text:style-name="T1"><text:tab/>GROUP</text:span> <text:span text:style-name="T1">BY</text:span><text:span text:style-name="T14"> nodep</text:span></text:p>
      <text:p text:style-name="P5"><text:span text:style-name="T1"><text:tab/>HAVING</text:span> <text:span text:style-name="T34">COUNT</text:span><text:span text:style-name="T14">(*)&gt;=3;</text:span></text:p>
      <text:p text:style-name="P2"/>
      <text:p text:style-name="P2"/>
      <text:p text:style-name="P2"/>
      <text:list xml:id="list164555825655470" text:continue-numbering="true" text:style-name="L1">
        <text:list-item>
          <text:p text:style-name="P23"><text:soft-page-break/>Afficher les lettres qui sont l'initiale d'au moins trois employés.</text:p>
          <text:p text:style-name="P11"><text:span text:style-name="T1">SELECT</text:span> <text:span text:style-name="T38">SUBSTRING</text:span><text:span text:style-name="T14">(nom,1,1)</text:span></text:p>
        </text:list-item>
      </text:list>
      <text:p text:style-name="P5"><text:span text:style-name="T1"><text:tab/>FROM</text:span> <text:span text:style-name="T14">employe</text:span></text:p>
      <text:p text:style-name="P5"><text:span text:style-name="T1"><text:tab/>GROUP</text:span> <text:span text:style-name="T1">BY</text:span> <text:span text:style-name="T38">SUBSTRING</text:span><text:span text:style-name="T14">(nom,1,1)</text:span></text:p>
      <text:p text:style-name="P5"><text:span text:style-name="T1"><text:tab/>HAVING</text:span> <text:span text:style-name="T38">COUNT</text:span><text:span text:style-name="T14">(*)&gt;=3;</text:span></text:p>
      <text:list xml:id="list164557575155871" text:continue-numbering="true" text:style-name="L1">
        <text:list-header>
          <text:p text:style-name="P23"/>
        </text:list-header>
        <text:list-item>
          <text:p text:style-name="P23">Rechercher le salaire maximum et le salaire minimum parmi tous les salariés et l'écart entre les deux.</text:p>
          <text:p text:style-name="P11"><text:span text:style-name="T1">SELECT</text:span><text:span text:style-name="T34"> MAX</text:span><text:span text:style-name="T14">(salaire),</text:span> <text:span text:style-name="T34">MIN</text:span><text:span text:style-name="T14">(</text:span><text:span text:style-name="T21">salaire</text:span><text:span text:style-name="T14">), (</text:span><text:span text:style-name="T34">MAX</text:span><text:span text:style-name="T14">(salaire) -</text:span> <text:span text:style-name="T34">MIN</text:span><text:span text:style-name="T14">(salaire))</text:span> <text:span text:style-name="T1">AS</text:span> <text:span text:style-name="T8">"Ecart entre les salaires"</text:span></text:p>
        </text:list-item>
      </text:list>
      <text:p text:style-name="P5"><text:span text:style-name="T1"><text:tab/>FROM</text:span><text:span text:style-name="T14"> employe;</text:span></text:p>
      <text:list xml:id="list164556548093403" text:continue-numbering="true" text:style-name="L1">
        <text:list-header>
          <text:p text:style-name="P23"/>
        </text:list-header>
        <text:list-item>
          <text:p text:style-name="P23">Rechercher le nombre de titres différents.</text:p>
          <text:p text:style-name="P15"><text:span text:style-name="T1">SELECT</text:span><text:span text:style-name="T14"> COUNT</text:span><text:span text:style-name="T22">(</text:span><text:span text:style-name="T36">DISTINCT </text:span><text:span text:style-name="T14">titre)</text:span></text:p>
        </text:list-item>
      </text:list>
      <text:p text:style-name="P14"><text:span text:style-name="T1"><text:tab/>FROM</text:span> <text:span text:style-name="T14">employe</text:span></text:p>
      <text:p text:style-name="P22"><text:tab/></text:p>
      <text:list xml:id="list164555820826106" text:continue-numbering="true" text:style-name="L1">
        <text:list-header>
          <text:p text:style-name="P23"/>
        </text:list-header>
        <text:list-item>
          <text:p text:style-name="P23">Pour chaque titre, compter le nombre d'employés possédant ce titre.</text:p>
          <text:p text:style-name="P21"/>
        </text:list-item>
      </text:list>
      <text:p text:style-name="P14"><text:span text:style-name="T1"><text:tab/>SELECT</text:span> <text:span text:style-name="T14">titre, COUNT(nom) </text:span><text:span text:style-name="T1">AS</text:span> <text:span text:style-name="T8">"Nombre d'employé"</text:span></text:p>
      <text:p text:style-name="P14"><text:span text:style-name="T1"><text:tab/>FROM</text:span> <text:span text:style-name="T14">employe</text:span></text:p>
      <text:p text:style-name="P14"><text:span text:style-name="T1"><text:tab/>GROUP</text:span> <text:span text:style-name="T1">BY</text:span> <text:span text:style-name="T14">titre</text:span></text:p>
      <text:list xml:id="list164556689942660" text:continue-numbering="true" text:style-name="L1">
        <text:list-header>
          <text:p text:style-name="P23"/>
        </text:list-header>
        <text:list-item>
          <text:p text:style-name="P23">Pour chaque nom de département, afficher le nom du département et le nombre d'employés.</text:p>
        </text:list-item>
      </text:list>
      <text:p text:style-name="P27"><text:tab/><text:span text:style-name="T2">SELECT</text:span><text:span text:style-name="T15"> dept.nom, </text:span><text:span text:style-name="T35">COUNT</text:span><text:span text:style-name="T15">(employe.nom)</text:span></text:p>
      <text:p text:style-name="P14"><text:span text:style-name="T1"><text:tab/>FROM</text:span><text:span text:style-name="T14"> employe</text:span></text:p>
      <text:p text:style-name="P14"><text:span text:style-name="T1"><text:tab/>LEFT</text:span> <text:span text:style-name="T1">JOIN</text:span> <text:span text:style-name="T14">dept </text:span><text:span text:style-name="T1">ON</text:span> <text:span text:style-name="T14">dept.nodept = employe.nodep</text:span></text:p>
      <text:p text:style-name="P14"><text:span text:style-name="T1"><text:tab/>GROUP</text:span> <text:span text:style-name="T1">BY</text:span> <text:span text:style-name="T14">dept.nom;</text:span></text:p>
      <text:p text:style-name="P27"/>
      <text:list xml:id="list164556781314869" text:continue-numbering="true" text:style-name="L1">
        <text:list-header>
          <text:p text:style-name="P23"/>
        </text:list-header>
        <text:list-item>
          <text:p text:style-name="P23">Rechercher les titres et la moyenne des salaires par titre dont la moyenne est supérieure à la moyenne des salaires des Représentants.</text:p>
          <text:p text:style-name="P23"/>
          <text:p text:style-name="P18"><text:span text:style-name="T1">SELECT</text:span> titre , <text:span text:style-name="T28">AVG</text:span>(salaire)</text:p>
        </text:list-item>
      </text:list>
      <text:p text:style-name="P17"><text:span text:style-name="T1"><text:tab/>FROM</text:span> employe</text:p>
      <text:p text:style-name="P17"><text:span text:style-name="T1"><text:tab/>GROUP</text:span> <text:span text:style-name="T1">BY</text:span> titre</text:p>
      <text:p text:style-name="P17"><text:span text:style-name="T1"><text:tab/>HAVING</text:span> <text:span text:style-name="T28">AVG</text:span>(salaire) <text:span text:style-name="T23">&gt;</text:span> <text:span text:style-name="T28">AVG</text:span>(<text:span text:style-name="T1">SELECT</text:span> salaire <text:span text:style-name="T1">FROM</text:span> employe <text:span text:style-name="T1">WHERE</text:span> titre <text:tab/><text:span text:style-name="T23">=</text:span><text:span text:style-name="T8">"représentant"</text:span>);</text:p>
      <text:list xml:id="list164556063836589" text:continue-numbering="true" text:style-name="L1">
        <text:list-header>
          <text:p text:style-name="P23"/>
        </text:list-header>
        <text:list-item>
          <text:p text:style-name="P25">Rechercher le nombre de salaires renseignés et le nombre de taux de commission renseignés.</text:p>
        </text:list-item>
      </text:list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4:58:07.478568419</meta:creation-date>
    <dc:date>2023-12-21T16:45:55.376931533</dc:date>
    <meta:editing-duration>PT1H20M1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87" meta:word-count="737" meta:character-count="4673" meta:non-whitespace-character-count="3980"/>
  </office:meta>
</office:document-meta>
</file>